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nTest.setReference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est.runReferenc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RunTest.runConverter( ClassLoader loader , String dest , String comp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unTest.testNewBuild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RunTest.createUrls( String mainJa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unTest.setBasedir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est.setRefVersion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est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unTest.setTestSuite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